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text-position="0% 100%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" style:family="paragraph" style:parent-style-name="Text_20_body"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style:font-name="Times New Roman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Math: Notes on Lessons 62-65</text:p>
      <text:p text:style-name="Subtitle">David A. Wheeler, 2012-12-18</text:p>
      <text:h text:style-name="Heading_20_1" text:outline-level="1">Lesson 62: Abstract Coefficients / Linear Variation</text:h>
      <text:p text:style-name="P1">This is an easy lesson about some terminology and notation.</text:p>
      <text:p text:style-name="P1">Sometimes, instead of using separate letters for separate constants, we’ll use the same letters with different subscripts, e.g., c<text:span text:style-name="T3">1</text:span> and c<text:span text:style-name="T3">2</text:span>. <text:s/>Don’t be confused - these are completely separate values. <text:s/>Watch out; it’s easy to miscopy the subscripts.</text:p>
      <text:p text:style-name="P1">When you say “y varies linearly with x”, that just means that y=mx+b; it does <text:s/>not mean that b=0 necessarily. <text:s/>When you say “y directly varies with x”, that usually means that y=mx (i.e., b=0).</text:p>
      <text:h text:style-name="Heading_20_1" text:outline-level="1">Lesson 63: Circles and Completing the Square</text:h>
      <text:p text:style-name="P1">The “standard form” of the equation of a circle is:</text:p>
      <text:p text:style-name="P1"><text:tab/>(x - x<text:span text:style-name="T3">c</text:span>)<text:span text:style-name="T2">2</text:span> + (y - y<text:span text:style-name="T3">c</text:span>)<text:span text:style-name="T2">2</text:span> = r<text:span text:style-name="T2">2</text:span></text:p>
      <text:p text:style-name="P1">Where x<text:span text:style-name="T3">c</text:span> and y<text:span text:style-name="T3">c</text:span> are the x and y coordinate of the center, and r is the radius. <text:s/>This follows directly from the distance formula - a circle is simply all points on a plane that have the same distance from the center.</text:p>
      <text:p text:style-name="P1">You can obviously multiply this out and move everything to the left-hand-side, resulting in an equation of the form &lt;stuff&gt; = 0. <text:s/>This form is called the “general form”; the general form of a circle is:</text:p>
      <text:p text:style-name="P1"><text:tab/>x<text:span text:style-name="T2">2</text:span> - 2xx<text:span text:style-name="T3">c</text:span> + x<text:span text:style-name="T3">c</text:span><text:span text:style-name="T2">2</text:span> + y<text:span text:style-name="T2">2</text:span> - 2yy<text:span text:style-name="T3">c</text:span> + y<text:span text:style-name="T3">c</text:span><text:span text:style-name="T2">2</text:span> - r<text:span text:style-name="T2">2</text:span> = 0</text:p>
      <text:p text:style-name="P1">You can reverse this process - create the standard form from this format - by completing the square of both the x and y groups. <text:s/>Group the x-factors together, and the y-factors together, and complete their squares.</text:p>
      <text:p text:style-name="P1">The “standard form” for a circle is much more useful than the “general form”, because you can trivially see from the standard form where the center is, and what the radius is... and that it <text:span text:style-name="T1">is</text:span> a circle!</text:p>
      <text:h text:style-name="Heading_20_1" text:outline-level="1">Lesson 64: Complex Plane / Polar form of Complex Number / Sums &amp; Products of Complex Numbers</text:h>
      <text:p text:style-name="P1">A complex number can be graphed on a rectangular (x,y) coordinate system; the real part is the x (left/right) position, and the imaginary part (the part multiplied by i) is the y (up/down) position. <text:s/>Note that i is up/down on a complex number chart, not left/right. <text:s/>Saxon warns that this can be confusing because <draw:frame draw:style-name="fr1" draw:name="Object1" text:anchor-type="as-char" svg:width="0.1402in" svg:height="0.2035in" draw:z-index="0"><draw:object xlink:href="./Object 1" xlink:type="simple" xlink:show="embed" xlink:actuate="onLoad"/><draw:image xlink:href="./ObjectReplacements/Object 1" xlink:type="simple" xlink:show="embed" xlink:actuate="onLoad"/></draw:frame>means left/right.</text:p>
      <text:p text:style-name="P1">You already know about the “rectangular form” and “polar form” of a vector. <text:s/>Since a complex number can be represented as a vector from the origin, complex numbers can be represented both ways too. <text:s/>(I’ll just use the Saxon example here.) <text:s/>In particular, given the complex number <draw:frame draw:style-name="fr1" draw:name="Object2" text:anchor-type="as-char" svg:width="0.6335in" svg:height="0.1984in" draw:z-index="1"><draw:object xlink:href="./Object 2" xlink:type="simple" xlink:show="embed" xlink:actuate="onLoad"/><draw:image xlink:href="./ObjectReplacements/Object 2" xlink:type="simple" xlink:show="embed" xlink:actuate="onLoad"/></draw:frame>, we can find its angle and distance the same way as a vector. <text:s/>The angle is <draw:frame draw:style-name="fr1" draw:name="Object3" text:anchor-type="as-char" svg:width="1.3756in" svg:height="0.4075in" draw:z-index="2"><draw:object xlink:href="./Object 3" xlink:type="simple" xlink:show="embed" xlink:actuate="onLoad"/><draw:image xlink:href="./ObjectReplacements/Object 3" xlink:type="simple" xlink:show="embed" xlink:actuate="onLoad"/></draw:frame>and the distance is <draw:frame draw:style-name="fr1" draw:name="Object4" text:anchor-type="as-char" svg:width="1.1035in" svg:height="0.2717in" draw:z-index="3"><draw:object xlink:href="./Object 4" xlink:type="simple" xlink:show="embed" xlink:actuate="onLoad"/><draw:image xlink:href="./ObjectReplacements/Object 4" xlink:type="simple" xlink:show="embed" xlink:actuate="onLoad"/></draw:frame>, so one way to represent this is 4(cos 30<text:span text:style-name="T4">° + i sin 30°). <text:s/>This is an </text:span><text:soft-page-break/><text:span text:style-name="T4">inconveniently long notation, though, so by defining the function cis θ = cos θ + i sin θ, we can also say 4 cis(30°).</text:span></text:p>
      <text:p text:style-name="P1"><text:span text:style-name="T4">The “cis” function is easier to understand if you vary </text:span><text:span text:style-name="T4">θ</text:span><text:span text:style-name="T4"> from 0° to 360°, and see what cis </text:span><text:span text:style-name="T4">θ</text:span><text:span text:style-name="T4"> computes. </text:span><text:span text:style-name="T4">[Walkthrough this in class, circling through the angles.]</text:span></text:p>
      <text:p text:style-name="P1">To add and subtract complex numbers in rectangular form, add/subtract the real parts and add/subtract the <text:s/>imaginary parts.</text:p>
      <text:p text:style-name="P1">In general, to add/subtract complex numbers in polar form, you need to convert them to rectangular form (if they have the same angle, or are 180<text:span text:style-name="T4">° apart, it’s possible, but that’s rare).</text:span></text:p>
      <text:p text:style-name="P1">To multiply complex numbers in rectangular form, cross-multiply them just like you do with polynomials.</text:p>
      <text:p text:style-name="P1">To multiply complex numbers in polar form, multiply their absolute values and add the angles.</text:p>
      <text:h text:style-name="Heading_20_1" text:outline-level="1">Lesson 65: Radicals in Trig Equations / Graphs of Log Functions</text:h>
      <text:p text:style-name="Text_20_body">Just as with other kinds of equations, if there unknowns in a root, you can raise the equation to a power to solve it. <text:s/>E.G., <draw:frame draw:style-name="fr1" draw:name="Object5" text:anchor-type="as-char" svg:width="1.252in" svg:height="0.2252in" draw:z-index="4"><draw:object xlink:href="./Object 5" xlink:type="simple" xlink:show="embed" xlink:actuate="onLoad"/><draw:image xlink:href="./ObjectReplacements/Object 5" xlink:type="simple" xlink:show="embed" xlink:actuate="onLoad"/></draw:frame>can be squared on both sides, <draw:frame draw:style-name="fr1" draw:name="Object6" text:anchor-type="as-char" svg:width="1.1984in" svg:height="0.2075in" draw:z-index="5"><draw:object xlink:href="./Object 6" xlink:type="simple" xlink:show="embed" xlink:actuate="onLoad"/><draw:image xlink:href="./ObjectReplacements/Object 6" xlink:type="simple" xlink:show="embed" xlink:actuate="onLoad"/></draw:frame>which simplifies to <draw:frame draw:style-name="fr1" draw:name="Object7" text:anchor-type="as-char" svg:width="0.7791in" svg:height="0.2075in" draw:z-index="6"><draw:object xlink:href="./Object 7" xlink:type="simple" xlink:show="embed" xlink:actuate="onLoad"/><draw:image xlink:href="./ObjectReplacements/Object 7" xlink:type="simple" xlink:show="embed" xlink:actuate="onLoad"/></draw:frame>. <text:s/>The solutions to this equation are 45<text:span text:style-name="T4">°, 135°, 225°, and 315°. <text:s/>Are we done? No.</text:span></text:p>
      <text:p text:style-name="P2">The problem is that when you raise both sides of an equation to a power, you may lose information that causes spurious answers. <text:s/>In particular, when you square both sides, you eliminate the signs of the original equation, which could be important.</text:p>
      <text:p text:style-name="P2">The way to deal with this is to check the “final” solutions by plugging them into the original equation. <text:s/>In this case, the solutions are only 45° and 315°.</text:p>
      <text:p text:style-name="P2">The latter part just shows that the graph of the logarithm function and the graph of the exponent function are mirror images of each other; since they are inverse functions of each other, that’s to be expecte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fo:text-align="center" style:justify-single-word="false" style:page-number="auto" fo:background-color="transparent" style:shadow="none">
        <style:background-image/>
      </style:paragraph-properties>
      <style:text-properties fo:font-size="16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 of <text:page-count>2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e0fbe70-5879838-a0745b0-0cd1158-638b327</meta:generator>
    <meta:initial-creator>David A. Wheeler</meta:initial-creator>
    <meta:creation-date>2007-09-03T22:43:21</meta:creation-date>
    <dc:date>2012-12-18T10:16:13.46</dc:date>
    <meta:printed-by>David A. Wheeler</meta:printed-by>
    <meta:print-date>2007-09-17T17:32:47</meta:print-date>
    <meta:editing-cycles>268</meta:editing-cycles>
    <meta:editing-duration>P1DT9H19M57S</meta:editing-duration>
    <meta:document-statistic meta:table-count="0" meta:image-count="0" meta:object-count="7" meta:page-count="2" meta:paragraph-count="28" meta:word-count="758" meta:character-count="4214" meta:non-whitespace-character-count="345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i>i</math:mi>
      <math:mo math:stretchy="false">ˆ</math:mo>
    </math:mover>
    <math:annotation math:encoding="StarMath 5.0">hat i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n>2</math:mn>
      <math:mrow>
        <math:msqrt>
          <math:mn>3</math:mn>
        </math:msqrt>
        <math:mo math:stretchy="false">+</math:mo>
        <math:mn>2i</math:mn>
      </math:mrow>
    </math:mrow>
    <math:annotation math:encoding="StarMath 5.0">2 sqrt 3 + 2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arctan</math:mi>
      <math:mfrac>
        <math:mn>2</math:mn>
        <math:mrow>
          <math:mn>2</math:mn>
          <math:msqrt>
            <math:mn>3</math:mn>
          </math:msqrt>
        </math:mrow>
      </math:mfrac>
      <math:mrow>
        <math:mi/>
        <math:mo math:stretchy="false">=</math:mo>
        <math:mi/>
      </math:mrow>
      <math:mn>30</math:mn>
      <math:mi>°</math:mi>
    </math:mrow>
    <math:annotation math:encoding="StarMath 5.0">arctan { 2 over {2 sqrt{3}} }  ~=~ 30°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qrt>
        <math:mrow>
          <math:msup>
            <math:mfenced math:open="" math:close="">
              <math:mrow>
                <math:mn>2</math:mn>
                <math:msqrt>
                  <math:mn>3</math:mn>
                </math:msqrt>
              </math:mrow>
            </math:mfenced>
            <math:mn>2</math:mn>
          </math:msup>
          <math:mo math:stretchy="false">+</math:mo>
          <math:msup>
            <math:mn>2</math:mn>
            <math:mn>2</math:mn>
          </math:msup>
        </math:mrow>
      </math:msqrt>
      <math:mo math:stretchy="false">=</math:mo>
      <math:mn>4</math:mn>
    </math:mrow>
    <math:annotation math:encoding="StarMath 5.0">sqrt { left ( 2 sqrt{3} right ) ^2 + 2^2 } = 4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qrt>
          <math:mrow>
            <math:mrow>
              <math:mn>1</math:mn>
              <math:mo math:stretchy="false">−</math:mo>
              <math:msup>
                <math:mi>cos</math:mi>
                <math:mn>2</math:mn>
              </math:msup>
            </math:mrow>
            <math:mo math:stretchy="false">θ</math:mo>
          </math:mrow>
        </math:msqrt>
        <math:mo math:stretchy="false">=</math:mo>
        <math:mi>cos</math:mi>
      </math:mrow>
      <math:mo math:stretchy="false">θ</math:mo>
    </math:mrow>
    <math:annotation math:encoding="StarMath 5.0">sqrt {1 - cos^2 %theta} = cos %thet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−</math:mo>
        <math:msup>
          <math:mi>cos</math:mi>
          <math:mn>2</math:mn>
        </math:msup>
      </math:mrow>
      <math:mrow>
        <math:mo math:stretchy="false">θ</math:mo>
        <math:mo math:stretchy="false">=</math:mo>
        <math:msup>
          <math:mi>cos</math:mi>
          <math:mn>2</math:mn>
        </math:msup>
      </math:mrow>
      <math:mo math:stretchy="false">θ</math:mo>
    </math:mrow>
    <math:annotation math:encoding="StarMath 5.0">1 - cos^2 %theta = cos^2 %thet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cos</math:mi>
        <math:mn>2</math:mn>
      </math:msup>
      <math:mrow>
        <math:mo math:stretchy="false">θ</math:mo>
        <math:mo math:stretchy="false">=</math:mo>
        <math:mn>1</math:mn>
      </math:mrow>
    </math:mrow>
    <math:annotation math:encoding="StarMath 5.0">2 cos^2 %theta = 1</math:annotation>
  </math:semantics>
</math:math>
</file>